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001560f" officeooo:paragraph-rsid="0001560f"/>
    </style:style>
    <style:style style:name="P7" style:family="paragraph" style:parent-style-name="Standard">
      <style:paragraph-properties fo:break-before="page"/>
      <style:text-properties officeooo:rsid="0001560f" officeooo:paragraph-rsid="0001560f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ext_20_body">
      <style:text-properties officeooo:rsid="0001e17b" officeooo:paragraph-rsid="00034a0c"/>
    </style:style>
    <style:style style:name="P10" style:family="paragraph" style:parent-style-name="Text_20_body">
      <style:text-properties officeooo:rsid="0001e17b" officeooo:paragraph-rsid="000469a2"/>
    </style:style>
    <style:style style:name="P11" style:family="paragraph" style:parent-style-name="Text_20_body">
      <style:text-properties officeooo:rsid="000b88aa" officeooo:paragraph-rsid="000f3156"/>
    </style:style>
    <style:style style:name="P12" style:family="paragraph" style:parent-style-name="Heading_20_1">
      <style:text-properties style:text-underline-style="solid" style:text-underline-width="auto" style:text-underline-color="font-color"/>
    </style:style>
    <style:style style:name="P13" style:family="paragraph" style:parent-style-name="Text_20_body">
      <style:text-properties officeooo:rsid="000d7283" officeooo:paragraph-rsid="000f3156"/>
    </style:style>
    <style:style style:name="P14" style:family="paragraph" style:parent-style-name="Text_20_body">
      <style:text-properties officeooo:rsid="0010e398" officeooo:paragraph-rsid="0010e398"/>
    </style:style>
    <style:style style:name="P15" style:family="paragraph" style:parent-style-name="Text_20_body" style:list-style-name="List_20_1">
      <style:text-properties officeooo:rsid="0010e398" officeooo:paragraph-rsid="0010e398"/>
    </style:style>
    <style:style style:name="T1" style:family="text">
      <style:text-properties officeooo:rsid="0001560f"/>
    </style:style>
    <style:style style:name="T2" style:family="text">
      <style:text-properties officeooo:rsid="00034a0c"/>
    </style:style>
    <style:style style:name="T3" style:family="text">
      <style:text-properties officeooo:rsid="000469a2"/>
    </style:style>
    <style:style style:name="T4" style:family="text">
      <style:text-properties officeooo:rsid="0005bd1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34a0c" style:font-weight-asian="bold" style:font-weight-complex="bold"/>
    </style:style>
    <style:style style:name="T7" style:family="text">
      <style:text-properties officeooo:rsid="00075670"/>
    </style:style>
    <style:style style:name="T8" style:family="text">
      <style:text-properties officeooo:rsid="000d7283"/>
    </style:style>
    <style:style style:name="T9" style:family="text">
      <style:text-properties officeooo:rsid="0010de8c"/>
    </style:style>
    <style:style style:name="T10" style:family="text">
      <style:text-properties style:text-underline-style="solid" style:text-underline-width="auto" style:text-und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itre</text:p>
      <text:p text:style-name="P8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"><text:a xlink:type="simple" xlink:href="#__RefHeading___Toc107_4035834587" text:style-name="Index_20_Link" text:visited-style-name="Index_20_Link">A Création d’une base de données.<text:tab/>3</text:a></text:p>
          <text:p text:style-name="P3"><text:a xlink:type="simple" xlink:href="#__RefHeading___Toc109_4035834587" text:style-name="Index_20_Link" text:visited-style-name="Index_20_Link">A.I Réalisation d’un utilitaire de création de base de données.<text:tab/>3</text:a></text:p>
          <text:p text:style-name="P4"><text:a xlink:type="simple" xlink:href="#__RefHeading___Toc111_4035834587" text:style-name="Index_20_Link" text:visited-style-name="Index_20_Link">A.I.a Choix de la méthode.<text:tab/>3</text:a></text:p>
          <text:p text:style-name="P4"><text:a xlink:type="simple" xlink:href="#__RefHeading___Toc113_4035834587" text:style-name="Index_20_Link" text:visited-style-name="Index_20_Link">A.I.b Méthode « generate_password_hash ».<text:tab/>3</text:a></text:p>
          <text:p text:style-name="P3"><text:a xlink:type="simple" xlink:href="#__RefHeading___Toc115_4035834587" text:style-name="Index_20_Link" text:visited-style-name="Index_20_Link">A.II Conception de la base de donnée.<text:tab/>3</text:a></text:p>
          <text:p text:style-name="P4"><text:a xlink:type="simple" xlink:href="#__RefHeading___Toc117_4035834587" text:style-name="Index_20_Link" text:visited-style-name="Index_20_Link">A.II.a Les différentes tables :<text:tab/>3</text:a></text:p>
          <text:p text:style-name="P5"><text:a xlink:type="simple" xlink:href="#__RefHeading___Toc199_4035834587" text:style-name="Index_20_Link" text:visited-style-name="Index_20_Link">A.II.a.1 Table types d’utilisateur.<text:tab/>3</text:a></text:p>
          <text:p text:style-name="P5"><text:a xlink:type="simple" xlink:href="#__RefHeading___Toc201_4035834587" text:style-name="Index_20_Link" text:visited-style-name="Index_20_Link">A.II.a.2 Table connexions.<text:tab/>4</text:a></text:p>
          <text:p text:style-name="P3"><text:a xlink:type="simple" xlink:href="#__RefHeading___Toc203_4035834587" text:style-name="Index_20_Link" text:visited-style-name="Index_20_Link">A.III Création de la base de donnée et des tables.<text:tab/>4</text:a></text:p>
        </text:index-body>
      </text:table-of-content>
      <text:p text:style-name="P6"/>
      <text:p text:style-name="P7"/>
      <text:h text:style-name="P12" text:outline-level="1"><text:bookmark-start text:name="__RefHeading___Toc107_4035834587"/>Création d’une base de données.<text:bookmark-end text:name="__RefHeading___Toc107_4035834587"/></text:h>
      <text:p text:style-name="P14"><text:span text:style-name="T10">Decrire ici les différentes table XXXXXXXXXXXXXXXX</text:span></text:p>
      <text:h text:style-name="Heading_20_2" text:outline-level="2"><text:bookmark-start text:name="__RefHeading___Toc109_4035834587"/>Réalisation d’un utilitaire de création de base de données.<text:bookmark-end text:name="__RefHeading___Toc109_4035834587"/></text:h>
      <text:h text:style-name="Heading_20_3" text:outline-level="3">Cahier des charges.</text:h>
      <text:p text:style-name="P14">XXXXXXXXXXXXX</text:p>
      <text:list xml:id="list286621164" text:style-name="List_20_1">
        <text:list-item>
          <text:p text:style-name="P15">Création d’une base de données, dont le nom est passé en paramètre.</text:p>
        </text:list-item>
        <text:list-item>
          <text:p text:style-name="P15">Création du compte de l’administrateur de la base.</text:p>
        </text:list-item>
        <text:list-item>
          <text:p text:style-name="P15">Création d’un certain nombre de compte avec différents privilèges.</text:p>
        </text:list-item>
      </text:list>
      <text:h text:style-name="Heading_20_3" text:outline-level="3"><text:bookmark-start text:name="__RefHeading___Toc111_4035834587"/>Choix de la méthode.<text:bookmark-end text:name="__RefHeading___Toc111_4035834587"/></text:h>
      <text:p text:style-name="P9">Nous utiliseront <text:span text:style-name="T5">le framework Flask/Dash pour l</text:span><text:span text:style-name="T6">a</text:span><text:span text:style-name="T5"> réaliser</text:span>. Même si un <text:span text:style-name="T2">simple code </text:span>python aurait été plus simple à réaliser en s’affranchissant de toute la gestion d’affichage de page <text:span text:style-name="T2">qui n’est pas utile ici puisque la création de la base se fera en local pour être éventuellement déployée par la suite.</text:span></text:p>
      <text:p text:style-name="P9"><text:span text:style-name="T3">Mais l</text:span>a méthode de hashage du mot de passe est plus complexe avec Flask ce qui aurait pos<text:span text:style-name="T3">é</text:span> des problèmes de login car la vérification du mot de passe aurait échouée.</text:p>
      <text:p text:style-name="P11">En ter<text:span text:style-name="T8">me </text:span>de gestionnaire de base de donnée, l’utilisation SQLite <text:span text:style-name="T8">(b</text:span>ase de donnée relationnelle de type SQL<text:span text:style-name="T8">) est le choix le plus évident avec Flask (qui propose des méthodes dédiées)</text:span>.</text:p>
      <text:p text:style-name="P13">Des logiciels comme « Dbeaver » ou « DB Browser for SQLite » sont utiles pour un affichage graphique et plus convivial des bases et des tables crées.</text:p>
      <text:h text:style-name="Heading_20_3" text:outline-level="3"><text:bookmark-start text:name="__RefHeading___Toc113_4035834587"/>Méthode « generate_password_hash ».<text:bookmark-end text:name="__RefHeading___Toc113_4035834587"/></text:h>
      <text:p text:style-name="P10">Sous Flask, le hashage du mot de passe utilisera l’algorithme « Sha256 » <text:span text:style-name="T3">et </text:span><text:span text:style-name="T2">la méthode « </text:span><text:span text:style-name="T1">generate_password_hash »</text:span><text:span text:style-name="T2">. </text:span><text:span text:style-name="T3">Cette méthode</text:span><text:span text:style-name="T2"> rajoute un peu de « sel » </text:span><text:span text:style-name="T3">au hash généré.</text:span></text:p>
      <text:p text:style-name="Text_20_body">generate_password_hash : (password : str, method : str = "pbkdf2:sha256", salt_length : int = 16) -&gt; str.</text:p>
      <text:p text:style-name="Text_20_body"><text:span text:style-name="T7">Cette méthode h</text:span>ache un mot de passe avec la <text:span text:style-name="T7">fonction</text:span> <text:span text:style-name="T3">passé en paramètre </text:span><text:span text:style-name="T9">de « </text:span><text:span text:style-name="T3">method » </text:span>et le « s<text:span text:style-name="T4">ale » avec une chaîne de caractère dont la longueur est donnée </text:span><text:span text:style-name="T9">au </text:span><text:span text:style-name="T4">paramètre « salt_lenght »</text:span>. Le format de la chaîne retournée inclut la <text:span text:style-name="T7">fonction de hashage</text:span> utilisée afin que check_password_hash puisse vérifier <text:span text:style-name="T7">que le mot de passe entré lors du login corresponde au mot de passe enregistré</text:span>.</text:p>
      <text:p text:style-name="Text_20_body">Le format de la chaîne hachée ressemble à ceci : m<text:span text:style-name="T3">e</text:span>thod$salt$hash</text:p>
      <text:p text:style-name="Text_20_body"><text:soft-page-break/>Il est à noter qu’un même mot de passe n’aura pas la même représentation avec cette méthode de hashage, ce qui rend cet encryptage encore plus sûr.</text:p>
      <text:h text:style-name="Heading_20_2" text:outline-level="2"><text:bookmark-start text:name="__RefHeading___Toc115_4035834587"/>Conception de la base de donnée.<text:bookmark-end text:name="__RefHeading___Toc115_4035834587"/></text:h>
      <text:h text:style-name="Heading_20_3" text:outline-level="3"><text:bookmark-start text:name="__RefHeading___Toc117_4035834587"/>Les différentes tables :<text:bookmark-end text:name="__RefHeading___Toc117_4035834587"/></text:h>
      <text:p text:style-name="Text_20_body">Nous auront besoin de plusieurs tables. Tout d’abord les utilisateurs devront s’enregistrer avant de pouvoir utiliser les fonctionnalités.</text:p>
      <text:h text:style-name="Heading_20_4" text:outline-level="4">Table utilisateurs.</text:h>
      <text:p text:style-name="Text_20_body"/>
      <text:h text:style-name="Heading_20_4" text:outline-level="4"><text:bookmark-start text:name="__RefHeading___Toc199_4035834587"/>Table types d’utilisateur.<text:bookmark-end text:name="__RefHeading___Toc199_4035834587"/></text:h>
      <text:p text:style-name="Text_20_body"/>
      <text:h text:style-name="Heading_20_4" text:outline-level="4"><text:bookmark-start text:name="__RefHeading___Toc201_4035834587"/>Table connexions.<text:bookmark-end text:name="__RefHeading___Toc201_4035834587"/></text:h>
      <text:p text:style-name="Text_20_body"/>
      <text:h text:style-name="Heading_20_2" text:outline-level="2"><text:bookmark-start text:name="__RefHeading___Toc203_4035834587"/>Création de la base de donnée et des tables.<text:bookmark-end text:name="__RefHeading___Toc203_4035834587"/></text:h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A">
        <style:list-level-properties text:list-level-position-and-space-mode="label-alignment">
          <style:list-level-label-alignment text:label-followed-by="space" fo:text-indent="0.25cm"/>
        </style:list-level-properties>
      </text:outline-level-style>
      <text:outline-level-style text:level="2" style:num-format="I" text:display-levels="2">
        <style:list-level-properties text:list-level-position-and-space-mode="label-alignment">
          <style:list-level-label-alignment text:label-followed-by="space" fo:text-indent="0.499cm"/>
        </style:list-level-properties>
      </text:outline-level-style>
      <text:outline-level-style text:level="3" style:num-format="a" text:display-levels="3">
        <style:list-level-properties text:list-level-position-and-space-mode="label-alignment">
          <style:list-level-label-alignment text:label-followed-by="space" fo:text-indent="0.75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 fo:text-indent="1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itle/><text:initial-creator/><text:chapter text:display="name" text:outline-level="1">Création d’une base de données.</text:chapter></text:p>
      </style:header>
      <style:footer>
        <text:p text:style-name="Footer"><text:page-number text:select-page="current">4</text:page-number><text:s/>-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3T08:32:22.634274521</meta:creation-date>
    <dc:date>2022-01-14T15:45:42.345880839</dc:date>
    <meta:editing-duration>PT46M3S</meta:editing-duration>
    <meta:editing-cycles>7</meta:editing-cycles>
    <meta:generator>LibreOffice/7.0.4.2$Linux_X86_64 LibreOffice_project/00$Build-2</meta:generator>
    <meta:document-statistic meta:table-count="0" meta:image-count="0" meta:object-count="0" meta:page-count="4" meta:paragraph-count="39" meta:word-count="490" meta:character-count="2860" meta:non-whitespace-character-count="2423"/>
  </office:meta>
</office:document-meta>
</file>